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97cm"/>
    </style:style>
    <style:style style:name="Table1.B" style:family="table-column">
      <style:table-column-properties style:column-width="2.429cm"/>
    </style:style>
    <style:style style:name="Table1.C" style:family="table-column">
      <style:table-column-properties style:column-width="6.364cm"/>
    </style:style>
    <style:style style:name="Table1.D" style:family="table-column">
      <style:table-column-properties style:column-width="4.404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D11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1.A1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1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A1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1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ad432" officeooo:paragraph-rsid="001ad43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b7662" officeooo:paragraph-rsid="001b7662" style:font-weight-asian="normal" style:font-weight-complex="normal"/>
    </style:style>
    <style:style style:name="T1" style:family="text">
      <style:text-properties officeooo:rsid="001b76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/>
      <text:p text:style-name="P7">Đề nghị nâng cấp 1 số:</text:p>
      <text:p text:style-name="P7">Tắt giá mua giấy bảng giá; tính offset</text:p>
      <text:p text:style-name="P3"/>
      <text:p text:style-name="P3">Quản lý Giá In <text:span text:style-name="T1">các cập nhậ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Bản</text:p>
          </table:table-cell>
          <table:table-cell table:style-name="Table1.A1" office:value-type="string">
            <text:p text:style-name="P1">Module / mục</text:p>
          </table:table-cell>
          <table:table-cell table:style-name="Table1.A1" office:value-type="string">
            <text:p text:style-name="P1">Diến giải</text:p>
          </table:table-cell>
          <table:table-cell table:style-name="Table1.D1" office:value-type="string">
            <text:p text:style-name="Table_20_Contents">Tình trạng</text:p>
          </table:table-cell>
        </table:table-row>
        <table:table-row>
          <table:table-cell table:style-name="Table1.A2" office:value-type="string">
            <text:p text:style-name="Table_20_Contents">QuanLy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ũng xong cơ bản nhưng hầm bà lằng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17th02_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Xây từ PriceEstimator 2.1, nhưng dùng XmlData là chủ yếu.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3/3/17 làm đến TP; cấn; gấp; màng; đóng cuốn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>N17th02_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P: ép kimS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Đã xong cơ bả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07th03_2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ửa Triển khai giấy có phần chọn các khổ tờ in phù hợp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>N07th03_2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Hoàn thiện: Bảng giá, chỉnh sửa các loại thành phẩm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>N07th03_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ó chỉnh lại Ép nhũ khuôn cho phù hợp thực tế.</text:p>
            <text:p text:style-name="Table_20_Contents"/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2" office:value-type="string">
            <text:p text:style-name="Table_20_Contents">N07th03_3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- Làm thêm tính trang đường dài: khi số lượng trang tính theo bảng gia in nhanh hiện tại vượt qua số lượng trang giới hạn theo bảng giá thì sẽ tính theo máy</text:p>
          </table:table-cell>
          <table:table-cell table:style-name="Table1.D2" office:value-type="string">
            <text:p text:style-name="Table_20_Contents">Xong</text:p>
          </table:table-cell>
        </table:table-row>
        <table:table-row>
          <table:table-cell table:style-name="Table1.A11" office:value-type="string">
            <text:p text:style-name="Table_20_Contents">N07thn04_06</text:p>
          </table:table-cell>
          <table:table-cell table:style-name="Table1.A11" office:value-type="string">
            <text:p text:style-name="Table_20_Contents"/>
          </table:table-cell>
          <table:table-cell table:style-name="Table1.A11" office:value-type="string">
            <text:p text:style-name="Table_20_Contents">- Làm thêm mục tính thử In Nhanh trong nhập liệu</text:p>
            <text:p text:style-name="Table_20_Contents">- Sửa một ít lỗi</text:p>
          </table:table-cell>
          <table:table-cell table:style-name="Table1.D11" office:value-type="string">
            <text:p text:style-name="Table_20_Contents">Xong (Đề nghị không xài các bản cũ)</text:p>
          </table:table-cell>
        </table:table-row>
        <table:table-row>
          <table:table-cell table:style-name="Table1.A12" office:value-type="string">
            <text:p text:style-name="Table_20_Contents">04_08</text:p>
          </table:table-cell>
          <table:table-cell table:style-name="Table1.A12" office:value-type="string">
            <text:p text:style-name="Table_20_Contents"/>
          </table:table-cell>
          <table:table-cell table:style-name="Table1.A12" office:value-type="string">
            <text:p text:style-name="Table_20_Contents">Sửa máy in tờ in, có thể thêm offset, <text:s/>giá giấy</text:p>
          </table:table-cell>
          <table:table-cell table:style-name="Table1.D12" office:value-type="string">
            <text:p text:style-name="Table_20_Contents">Xong</text:p>
          </table:table-cell>
        </table:table-row>
        <table:table-row>
          <table:table-cell table:style-name="Table1.A12" office:value-type="string">
            <text:p text:style-name="Table_20_Contents">04_16</text:p>
          </table:table-cell>
          <table:table-cell table:style-name="Table1.A12" office:value-type="string">
            <text:p text:style-name="Table_20_Contents"/>
          </table:table-cell>
          <table:table-cell table:style-name="Table1.A12" office:value-type="string">
            <text:p text:style-name="Table_20_Contents">Làm hoàn chỉnh lại tách rời bài in ra khỏi chào giá và chỉnh sửa tương đối các thứ khác</text:p>
          </table:table-cell>
          <table:table-cell table:style-name="Table1.D12" office:value-type="string">
            <text:p text:style-name="Table_20_Contents">Xong</text:p>
          </table:table-cell>
        </table:table-row>
        <table:table-row>
          <table:table-cell table:style-name="Table1.A12" office:value-type="string">
            <text:p text:style-name="Table_20_Contents">04_21</text:p>
          </table:table-cell>
          <table:table-cell table:style-name="Table1.A12" office:value-type="string">
            <text:p text:style-name="Table_20_Contents"/>
          </table:table-cell>
          <table:table-cell table:style-name="Table1.A12" office:value-type="string">
            <text:p text:style-name="Table_20_Contents">Thêm danh thiếp và chỉnh một số. bug fix,</text:p>
          </table:table-cell>
          <table:table-cell table:style-name="Table1.D12" office:value-type="string">
            <text:p text:style-name="Table_20_Contents">Xong</text:p>
          </table:table-cell>
        </table:table-row>
        <table:table-row>
          <table:table-cell table:style-name="Table1.A15" office:value-type="string">
            <text:p text:style-name="Table_20_Contents">05_04</text:p>
          </table:table-cell>
          <table:table-cell table:style-name="Table1.A15" office:value-type="string">
            <text:p text:style-name="Table_20_Contents"/>
          </table:table-cell>
          <table:table-cell table:style-name="Table1.A15" office:value-type="string">
            <text:p text:style-name="Table_20_Contents">So sánh giá thành in offset và kỹ thuật số</text:p>
          </table:table-cell>
          <table:table-cell table:style-name="Table1.D15" office:value-type="string">
            <text:p text:style-name="P2">Tạm hoãn</text:p>
          </table:table-cell>
        </table:table-row>
        <table:table-row>
          <table:table-cell table:style-name="Table1.A2" office:value-type="string">
            <text:p text:style-name="P2">05_04_dig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hỉ tập trung tính giá kỹ thuật số</text:p>
          </table:table-cell>
          <table:table-cell table:style-name="Table1.D2" office:value-type="string">
            <text:p text:style-name="P2"/>
          </table:table-cell>
        </table:table-row>
      </table:table>
      <text:p text:style-name="P3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creation-date>2016-11-27T20:32:00Z</meta:creation-date>
    <dc:date>2017-11-02T14:44:08.788000000</dc:date>
    <meta:editing-cycles>34</meta:editing-cycles>
    <meta:editing-duration>PT47M41S</meta:editing-duration>
    <meta:document-statistic meta:table-count="1" meta:image-count="0" meta:object-count="0" meta:page-count="2" meta:paragraph-count="48" meta:word-count="238" meta:character-count="1096" meta:non-whitespace-character-count="905"/>
    <meta:template xlink:type="simple" xlink:actuate="onRequest" xlink:title="" xlink:href="Normal"/>
  </office:meta>
</office:document-meta>
</file>